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8b29a"/>
    </style:style>
    <style:style style:name="P2" style:family="paragraph" style:parent-style-name="Standard">
      <style:text-properties officeooo:rsid="000eea99" officeooo:paragraph-rsid="000eea99"/>
    </style:style>
    <style:style style:name="P3" style:family="paragraph" style:parent-style-name="Standard">
      <style:text-properties officeooo:rsid="0013955a" officeooo:paragraph-rsid="0013955a"/>
    </style:style>
    <style:style style:name="P4" style:family="paragraph" style:parent-style-name="Standard">
      <style:text-properties officeooo:rsid="0013955a" officeooo:paragraph-rsid="00155ecd"/>
    </style:style>
    <style:style style:name="P5" style:family="paragraph" style:parent-style-name="Standard">
      <style:text-properties officeooo:rsid="0013955a" officeooo:paragraph-rsid="00159c03"/>
    </style:style>
    <style:style style:name="P6" style:family="paragraph" style:parent-style-name="Standard">
      <style:text-properties officeooo:rsid="0013955a" officeooo:paragraph-rsid="00170d3b"/>
    </style:style>
    <style:style style:name="P7" style:family="paragraph" style:parent-style-name="Standard">
      <style:text-properties officeooo:paragraph-rsid="00170d3b"/>
    </style:style>
    <style:style style:name="P8" style:family="paragraph" style:parent-style-name="Standard">
      <style:text-properties officeooo:paragraph-rsid="001d26eb"/>
    </style:style>
    <style:style style:name="P9" style:family="paragraph" style:parent-style-name="Standard">
      <style:text-properties officeooo:paragraph-rsid="00155ecd"/>
    </style:style>
    <style:style style:name="P10" style:family="paragraph" style:parent-style-name="Standard">
      <style:text-properties officeooo:rsid="001e76c5" officeooo:paragraph-rsid="001e76c5"/>
    </style:style>
    <style:style style:name="P11" style:family="paragraph" style:parent-style-name="Standard">
      <style:text-properties officeooo:paragraph-rsid="001e76c5"/>
    </style:style>
    <style:style style:name="P12" style:family="paragraph" style:parent-style-name="Standard">
      <style:text-properties officeooo:rsid="002039fe" officeooo:paragraph-rsid="002039fe"/>
    </style:style>
    <style:style style:name="P13" style:family="paragraph" style:parent-style-name="Standard">
      <style:text-properties officeooo:paragraph-rsid="002039fe"/>
    </style:style>
    <style:style style:name="P14" style:family="paragraph" style:parent-style-name="Standard">
      <style:paragraph-properties fo:break-before="page"/>
      <style:text-properties officeooo:rsid="0013955a" officeooo:paragraph-rsid="0013955a"/>
    </style:style>
    <style:style style:name="P15" style:family="paragraph" style:parent-style-name="Heading_20_2">
      <style:text-properties officeooo:rsid="0018b29a" officeooo:paragraph-rsid="0018b29a"/>
    </style:style>
    <style:style style:name="P16" style:family="paragraph" style:parent-style-name="Heading_20_2">
      <style:text-properties officeooo:rsid="001e76c5" officeooo:paragraph-rsid="001e76c5"/>
    </style:style>
    <style:style style:name="P17" style:family="paragraph" style:parent-style-name="Standard" style:list-style-name="L1">
      <style:text-properties officeooo:rsid="000eea99" officeooo:paragraph-rsid="000eea99"/>
    </style:style>
    <style:style style:name="P18" style:family="paragraph" style:parent-style-name="Standard" style:list-style-name="L2">
      <style:text-properties officeooo:rsid="000eea99" officeooo:paragraph-rsid="000eea99"/>
    </style:style>
    <style:style style:name="P19" style:family="paragraph" style:parent-style-name="Standard" style:list-style-name="L1">
      <style:text-properties officeooo:rsid="000ef330" officeooo:paragraph-rsid="000ef330"/>
    </style:style>
    <style:style style:name="P20" style:family="paragraph" style:parent-style-name="Standard" style:list-style-name="L3">
      <style:text-properties officeooo:rsid="000ef330" officeooo:paragraph-rsid="000ef330"/>
    </style:style>
    <style:style style:name="P21" style:family="paragraph" style:parent-style-name="Standard" style:list-style-name="L3">
      <style:text-properties officeooo:rsid="0011b175" officeooo:paragraph-rsid="0011b175"/>
    </style:style>
    <style:style style:name="P22" style:family="paragraph" style:parent-style-name="Standard" style:list-style-name="L3">
      <style:text-properties officeooo:rsid="00139646" officeooo:paragraph-rsid="00139646"/>
    </style:style>
    <style:style style:name="P23" style:family="paragraph" style:parent-style-name="Standard" style:list-style-name="L3">
      <style:text-properties officeooo:rsid="000fd96f" officeooo:paragraph-rsid="000fd96f"/>
    </style:style>
    <style:style style:name="P24" style:family="paragraph" style:parent-style-name="Standard" style:list-style-name="L3">
      <style:text-properties officeooo:rsid="000fd96f" officeooo:paragraph-rsid="000ef330"/>
    </style:style>
    <style:style style:name="P25" style:family="paragraph" style:parent-style-name="Standard" style:list-style-name="L3">
      <style:text-properties officeooo:rsid="000f288f" officeooo:paragraph-rsid="000f288f"/>
    </style:style>
    <style:style style:name="P26" style:family="paragraph" style:parent-style-name="Standard" style:list-style-name="L4">
      <style:text-properties officeooo:rsid="0013955a" officeooo:paragraph-rsid="0013955a"/>
    </style:style>
    <style:style style:name="P27" style:family="paragraph" style:parent-style-name="Standard">
      <style:text-properties officeooo:paragraph-rsid="002039fe"/>
    </style:style>
    <style:style style:name="P28" style:family="paragraph" style:parent-style-name="Standard">
      <style:text-properties officeooo:paragraph-rsid="00249c63"/>
    </style:style>
    <style:style style:name="P29" style:family="paragraph" style:parent-style-name="Standard">
      <style:text-properties officeooo:rsid="002578fd" officeooo:paragraph-rsid="002578fd"/>
    </style:style>
    <style:style style:name="T1" style:family="text">
      <style:text-properties officeooo:rsid="0013955a"/>
    </style:style>
    <style:style style:name="T2" style:family="text">
      <style:text-properties officeooo:rsid="00155ecd"/>
    </style:style>
    <style:style style:name="T3" style:family="text">
      <style:text-properties officeooo:rsid="00159c03"/>
    </style:style>
    <style:style style:name="T4" style:family="text">
      <style:text-properties officeooo:rsid="00170d3b"/>
    </style:style>
    <style:style style:name="T5" style:family="text">
      <style:text-properties officeooo:rsid="0018b29a"/>
    </style:style>
    <style:style style:name="T6" style:family="text">
      <style:text-properties officeooo:rsid="00195445"/>
    </style:style>
    <style:style style:name="T7" style:family="text">
      <style:text-properties officeooo:rsid="001b5356"/>
    </style:style>
    <style:style style:name="T8" style:family="text">
      <style:text-properties officeooo:rsid="001d26eb"/>
    </style:style>
    <style:style style:name="T9" style:family="text">
      <style:text-properties officeooo:rsid="001e4048"/>
    </style:style>
    <style:style style:name="T10" style:family="text">
      <style:text-properties officeooo:rsid="001e76c5"/>
    </style:style>
    <style:style style:name="T11" style:family="text">
      <style:text-properties officeooo:rsid="002039fe"/>
    </style:style>
    <style:style style:name="T12" style:family="text">
      <style:text-properties officeooo:rsid="00212e87"/>
    </style:style>
    <style:style style:name="T13" style:family="text">
      <style:text-properties officeooo:rsid="00230ca5"/>
    </style:style>
    <style:style style:name="T14" style:family="text">
      <style:text-properties style:text-position="super 58%" officeooo:rsid="00230ca5"/>
    </style:style>
    <style:style style:name="T15" style:family="text">
      <style:text-properties officeooo:rsid="00241c9f"/>
    </style:style>
    <style:style style:name="T16" style:family="text">
      <style:text-properties officeooo:rsid="00249c63"/>
    </style:style>
    <style:style style:name="T17" style:family="text">
      <style:text-properties officeooo:rsid="002578fd"/>
    </style:style>
    <style:style style:name="T18" style:family="text">
      <style:text-properties officeooo:rsid="0025da3e"/>
    </style:style>
    <style:style style:name="T19" style:family="text">
      <style:text-properties officeooo:rsid="0027019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goals:</text:p>
      <text:list xml:id="list3810517624" text:style-name="L1">
        <text:list-item>
          <text:p text:style-name="P17">test bilinear fit</text:p>
        </text:list-item>
      </text:list>
      <text:list xml:id="list1690170902" text:style-name="L2">
        <text:list-item>
          <text:list>
            <text:list-item>
              <text:p text:style-name="P18">revised model</text:p>
            </text:list-item>
            <text:list-item>
              <text:p text:style-name="P18">computing environment and hyper parameters</text:p>
            </text:list-item>
            <text:list-item>
              <text:p text:style-name="P18">Convergence and time. </text:p>
            </text:list-item>
            <text:list-item>
              <text:p text:style-name="P18">Comparison and validity of estimates</text:p>
            </text:list-item>
            <text:list-item>
              <text:p text:style-name="P18">Discussion</text:p>
              <text:list>
                <text:list-item>
                  <text:p text:style-name="P18">Questionable if it’s computationally worth it. Not clear the estimates are substantively different, and it takes significantly longer to converge. Possibly come up with a better specification.</text:p>
                </text:list-item>
                <text:list-item>
                  <text:p text:style-name="P18">Maybe worth examining the alpha parameter. Also the one that showed the least convergence</text:p>
                </text:list-item>
              </text:list>
            </text:list-item>
          </text:list>
        </text:list-item>
      </text:list>
      <text:list xml:id="list175514040894941" text:continue-list="list3810517624" text:style-name="L1">
        <text:list-item>
          <text:p text:style-name="P19">Retweet network:</text:p>
        </text:list-item>
      </text:list>
      <text:list xml:id="list1184636927" text:style-name="L3">
        <text:list-item>
          <text:list>
            <text:list-item>
              <text:p text:style-name="P21">Basic network descriptive statistics</text:p>
              <text:list>
                <text:list-item>
                  <text:p text:style-name="P21">size of network</text:p>
                </text:list-item>
                <text:list-item>
                  <text:p text:style-name="P21">plot of network</text:p>
                </text:list-item>
                <text:list-item>
                  <text:p text:style-name="P22">attachment</text:p>
                </text:list-item>
                <text:list-item>
                  <text:p text:style-name="P21">attributes</text:p>
                </text:list-item>
                <text:list-item>
                  <text:p text:style-name="P21">attachment</text:p>
                </text:list-item>
                <text:list-item>
                  <text:p text:style-name="P21">degree</text:p>
                </text:list-item>
              </text:list>
            </text:list-item>
            <text:list-item>
              <text:p text:style-name="P20">replicate barberra analysis</text:p>
              <text:list>
                <text:list-item>
                  <text:p text:style-name="P20">Distribution of tweets mentioning ‘Obama’ and ‘romney’ is highly bimodal, indicating the conversation is dominate by partisans. </text:p>
                  <text:list>
                    <text:list-item>
                      <text:p text:style-name="P23">Show distribution of number of retweets?</text:p>
                    </text:list-item>
                    <text:list-item>
                      <text:p text:style-name="P23">Assortativity </text:p>
                    </text:list-item>
                  </text:list>
                </text:list-item>
                <text:list-item>
                  <text:p text:style-name="P25">Heat map: conservatives tend to be more polarized</text:p>
                </text:list-item>
                <text:list-item>
                  <text:p text:style-name="P25">topology suggests rapid and broad dissemination</text:p>
                  <text:list>
                    <text:list-item>
                      <text:p text:style-name="P23">transitivity and assortativity by ideology</text:p>
                    </text:list-item>
                    <text:list-item>
                      <text:p text:style-name="P23">distribution of reciprocated ties</text:p>
                    </text:list-item>
                    <text:list-item>
                      <text:p text:style-name="P23">Number of reciprocated ties by ideology</text:p>
                    </text:list-item>
                  </text:list>
                </text:list-item>
              </text:list>
            </text:list-item>
            <text:list-item>
              <text:p text:style-name="P24">extension</text:p>
              <text:list>
                <text:list-header>
                  <text:p text:style-name="P23"/>
                </text:list-header>
              </text:list>
            </text:list-item>
          </text:list>
        </text:list-item>
      </text:list>
      <text:list xml:id="list175514107059161" text:continue-list="list175514040894941" text:style-name="L1">
        <text:list-item>
          <text:p text:style-name="P17">put forth a research plan</text:p>
        </text:list-item>
      </text:list>
      <text:p text:style-name="P2"/>
      <text:p text:style-name="P3">Intro:</text:p>
      <text:list xml:id="list2073758057" text:style-name="L4">
        <text:list-item>
          <text:p text:style-name="P26">Three goals of the research</text:p>
        </text:list-item>
        <text:list-item>
          <text:p text:style-name="P26">Note about the data</text:p>
          <text:list>
            <text:list-item>
              <text:p text:style-name="P26">sample size of 108 elites</text:p>
            </text:list-item>
            <text:list-item>
              <text:p text:style-name="P26">use barberra’s mass estimates</text:p>
            </text:list-item>
          </text:list>
        </text:list-item>
      </text:list>
      <text:p text:style-name="P3"/>
      <text:p text:style-name="P3"/>
      <text:p text:style-name="P14"/>
      <text:h text:style-name="P15" text:outline-level="2">Intro</text:h>
      <text:p text:style-name="P7"><text:span text:style-name="T1">Due to advances in data access, computing power, and statistical techniques, the measurement of latent ideological positions has made significant strides in recent years. This represents a</text:span><text:span text:style-name="T2">n</text:span><text:span text:style-name="T1"> exciting methodological advancement in political science as it enables researchers to control for and explain ideological dimensions in populations where this was previously not possible. </text:span><text:span text:style-name="T4">In 2015 Barberra proposed a</text:span><text:span text:style-name="T1"> network based approach that has proven robust. </text:span><text:span text:style-name="T4">The method uses twitter follower networks and applies a Bayesian spatial model to estimate the latent ideological dimensions. This </text:span><text:span text:style-name="T5">allows </text:span><text:span text:style-name="T4">researchers to estimate mass ideal points whereas previously </text:span><text:span text:style-name="T5">research focused more on legislators or political elites. </text:span></text:p>
      <text:p text:style-name="P6"/>
      <text:p text:style-name="P6"><text:span text:style-name="T3">In this paper I aim to accomplish three things: First, I iterate on Barbera’s method by respecifying his original model. Second, I expand on his analysis by applying additional descriptive techniques to his original retweet network. Finally, I propose a </text:span><text:span text:style-name="T4">research agenda to further build upon this approach.</text:span></text:p>
      <text:p text:style-name="P5"/>
      <text:h text:style-name="P15" text:outline-level="2">Data</text:h>
      <text:p text:style-name="P1"><text:span text:style-name="T5">Before proceeding to the analysis portion of this paper a note about the data is warranted. </text:span><text:span text:style-name="T6">For this research I used Barbera’s original replication data which consists of two large networks pulled from twitter during the 2012 presidential election. The first is a network of political elites and their followers consisting of 317 elites and roughly 300,000 followers. In the replication materials, this network is used to calculate the ideal point estimates of elites by taking a random sample of 10,000 </text:span><text:span text:style-name="T7">users </text:span><text:span text:style-name="T6">and subsetting </text:span><text:span text:style-name="T7">the adjacency matrix</text:span><text:span text:style-name="T6"> to </text:span><text:span text:style-name="T7">these random users and </text:span><text:span text:style-name="T6">politicians followed by over 200 </text:span><text:span text:style-name="T7">of these users. In his published paper Barbera estimates ideal points for all political elites, and thus necessarily follows a different sampling procedure than in the replication materials. It is unclear if he added more followers to the adjacency matrix or lowered the threshold by which he filtered elites. While this wouldn’t be particularly difficult to triangulate, because the model is so expensive to compute I simply stuck with the replication sampling procedure rather than trying to reverse engineer the procedure used in publication. As a result, I work with a set of 168 elites rather than the full set of 317. </text:span><text:span text:style-name="T8">When I make comparisons with the re-specified model and Barbera’s original model, I accordingly subset his data to these same elites as well for the sake of symmetry.</text:span></text:p>
      <text:p text:style-name="P8"><text:span text:style-name="T8">The second network is a retweet network Barbera uses to analyze the discourse on twitter. To analyze this data set I use Barbera’s original mass ideal point estimates. The reason for this is that at the time of this writing I was able to successfully compute elite ideal point estimates under the re-specified model, but mass ideal point estimates failed to converge. Reasons and implications for this will be discussed further in the research agenda section. </text:span><text:span text:style-name="T9">One additional downstream effect of this is that Barberra used the mass estimates estimates to normalize the ideal point estimates. Because I do not have bilinear mass ideal point estimates I do not normalize either the bi-linear elite estimates or Barbera’s original elite estimates when comparing the two. As a result, some of the numbers and sample sizes in this replication vary slightly from the original research.</text:span></text:p>
      <text:p text:style-name="P8"/>
      <text:h text:style-name="P16" text:outline-level="2">Model Specification</text:h>
      <text:p text:style-name="P4"/>
      <text:p text:style-name="P9"><text:soft-page-break/><text:span text:style-name="T10">In this section </text:span><text:span text:style-name="T1">I examine the impact of changing the functional form of Barbera’s model </text:span><text:span text:style-name="T2">from one based on euclidean distance to</text:span><text:span text:style-name="T1"> a bilinear model. </text:span><text:span text:style-name="T2">This offers several potential advantages. First, bilinear models tend to separate dimensions more effectively. This may make for more robust estimates given the minutia and nuance to ideological point estimates. Second, bi-linear models tend to be more computationally efficient. This is a particularly enticing proposition given that latest space modeling is often computationally intensive. The intrinsic weight of these models is further compounded by the massive scale of the networks they may be applied to. </text:span><text:span text:style-name="T3">When applied to social media data such as twitter small samples of the data may consist of hundreds of thousands of nodes and millions of edges. At this scale many inferential techniques, including latent space models and exponential random graphs, become prohibitively expensive from a computational standpoint. </text:span></text:p>
      <text:p text:style-name="P9"/>
      <text:p text:style-name="P11"><text:span text:style-name="T10">For his network </text:span>Barbera uses a sample of the twitter accounts belonging to political elites and their followers. A follower network is constructed from this sample such that yij= 1 if twitter user i follows political elite j and yij= 0 otherwise. The decision to follow a particular elite is modeled as a logistic function of both the elite and users political ideology. Additional controls for the popularity of elite j and political interest of user i are also introduced. The decision of a given use tof ollow a given elite is thus modeled as such:</text:p>
      <text:p text:style-name="P11"/>
      <text:p text:style-name="P10">Model specification in overleaf</text:p>
      <text:p text:style-name="P10"/>
      <text:p text:style-name="P12"/>
      <text:p text:style-name="P10"/>
      <text:p text:style-name="P11"><text:span text:style-name="T10">To test this I used Barbera’s original network data from the United States with an altered version of his original Stan and R code. The data is a set of political actors with twitter accounts circa 201</text:span><text:span text:style-name="T12">2</text:span><text:span text:style-name="T10"> that consists of: (1) political representatives in national-level institutions; (2) political parties with twitter accounts; and (3) political media outlets and journalists. Only twitter users with over five thousand followers were used. This results in a total </text:span>of 318 political elites. From these political elites a sample of 301,537 of their combined followers was taken. The sample was created by sub-setting the entire population of their combined followers to those who (1) have sent over one hundred tweets; (2) have sent at least one tweet in the past six months; (3) have more than twenty-five followers;(4) are located inside the borders of the United States; (5) follow at least three political twitter accounts. <text:span text:style-name="T11">The model is further subset as outlined in the data section to 168 elites and 10,000 followers.</text:span></text:p>
      <text:p text:style-name="P12"/>
      <text:p text:style-name="P12">The euclidean model converged with two chains after 500 iterations. The bi-linear model <text:s/>ran for 3000 iterations and 5 chains. A more detailed list of hyperparameters and compute times is found in the appendix. </text:p>
      <text:p text:style-name="P13"/>
      <text:p text:style-name="P13"><text:span text:style-name="T11">To compare the fit of the latent space models I replicated </text:span><text:span text:style-name="T12">the author’s original approach to validation</text:span><text:span text:style-name="T11">. </text:span><text:span text:style-name="T13">Figures 1 and 2 plots the ideal point estimates of 106 members of the 112</text:span><text:span text:style-name="T14">th</text:span><text:span text:style-name="T13"> congress against their DW-NOMINATE scores. Figure 1 shows the bilinear estimates while figure 2 shows the </text:span><text:span text:style-name="T17">euclidean </text:span><text:span text:style-name="T13">estimates. At face the estimates appear largely the same. Both models struggle with house republicans and preform best with senate republicans. The bilinear estimates have a systematically lower correlation with DW-NOMINATE scores by a 2-5 points, although it is important to note that this does not imply the bilinear estimates are worse. Assuming DW-NOMINATE scores are not a perfect metrics, a higher correlation with these scores may indicate estimates share these flaws to a greater degree. </text:span><text:span text:style-name="T15">In other words, the correlations are not a definitive measure for the estimates accuracy but rather a qualitative barometer to judge the face validity of the estimates and if they behave as expected. In this regard, the bilinear estimate preform well. Correlations are largely similar and it correctly classifies outliers within the data such as Joe Lieberman and Artur Davis as the </text:span><text:span text:style-name="T17">euclidean </text:span><text:span text:style-name="T15">model does. One thing </text:span><text:soft-page-break/><text:span text:style-name="T15">to note is that the bilinear model scales slightly differently. While the </text:span><text:span text:style-name="T17">euclidean</text:span><text:span text:style-name="T15"> model ranges from roughly -2 to 2, the bilinear model ranges from roughly -3 to 3. </text:span></text:p>
      <text:p text:style-name="P13"/>
      <text:p text:style-name="P28"><text:span text:style-name="T16">Figures X </text:span><text:span text:style-name="T17">(bilinear)</text:span><text:span text:style-name="T16"> and X </text:span><text:span text:style-name="T17">(euclidean)</text:span><text:span text:style-name="T16"> compare ideal point estimates for key political actors with the same estimates in the original paper. </text:span><text:span text:style-name="T17">The placement and ordering of individuals on the spectrum is largely the same. The one notable exception to this is President Obama which the bilinear model places further to the left. </text:span></text:p>
      <text:p text:style-name="P28"/>
      <text:p text:style-name="P29">Finally I examine the distributions of the estimates in figures X (bilinear) and X (euclidean). <text:span text:style-name="T19">As expected, b</text:span><text:span text:style-name="T18">oth models produce nearly identical distributions for all four political affiliation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5T22:33:55.633296999</meta:creation-date>
    <meta:generator>LibreOffice/6.4.2.2$Linux_X86_64 LibreOffice_project/40$Build-2</meta:generator>
    <dc:date>2020-05-06T17:55:13.276960162</dc:date>
    <meta:editing-duration>PT43M54S</meta:editing-duration>
    <meta:editing-cycles>3</meta:editing-cycles>
    <meta:document-statistic meta:table-count="0" meta:image-count="0" meta:object-count="0" meta:page-count="4" meta:paragraph-count="49" meta:word-count="1463" meta:character-count="9143" meta:non-whitespace-character-count="7750"/>
  </office:meta>
</office:document-meta>
</file>